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ntReader.AbstractFon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ontReader.parseArguments( Map options , String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FontReader.writeFontXML( org . w3c . dom . Document doc , Fil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FontReader.setLogLevel( String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ontReader.writeFontXML( org . w3c . dom . Document doc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ntReader.determineLogLevel( Map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